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Bareme.od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1- Essai 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2-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s Alia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text:s/>« C2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commandes Use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. commit « C3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3- Branche D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 branch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<text:s/>« C3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5. « C32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4- Me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4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Merge « C5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5- Detached 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6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command HEAD → C 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D5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 « D52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. branche detache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6. Dernier Com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Dernier commit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text:s/>pu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2:.B46])" office:value-type="float" office:value="27" calcext:value-type="float">
            <text:p>27</text:p>
          </table:table-cell>
          <table:table-cell table:formula="of:=SUM([.C2:.C46])" office:value-type="float" office:value="25" calcext:value-type="float">
            <text:p>25</text:p>
          </table:table-cell>
          <table:table-cell table:style-name="ce3" table:formula="of:=20*[.C48]/[.B48]" office:value-type="float" office:value="18.5185185185185" calcext:value-type="float">
            <text:p>18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09:44:33.9826208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21:47.346040695</meta:creation-date>
    <dc:date>2024-01-26T09:50:13.404719238</dc:date>
    <meta:editing-duration>PT1H26M11S</meta:editing-duration>
    <meta:editing-cycles>8</meta:editing-cycles>
    <meta:generator>LibreOffice/7.6.4.1$Linux_X86_64 LibreOffice_project/60$Build-1</meta:generator>
    <meta:document-statistic meta:table-count="1" meta:cell-count="74" meta:object-count="0"/>
  </office:meta>
</office:document-meta>
</file>